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6.089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5"/>
        <table:table-column table:style-name="co1" table:number-columns-repeated="3" table:default-cell-style-name="ce1"/>
        <table:table-column table:style-name="co1" table:number-columns-repeated="6" table:default-cell-style-name="ce2"/>
        <table:table-column table:style-name="co1" table:number-columns-repeated="16374" table:default-cell-style-name="ce1"/>
        <table:table-row table:style-name="ro1">
          <table:table-cell office:value-type="string" table:style-name="ce4">
            <text:p>(?=(b|c|ç|d|f|gu|g|ch|nh|lh|j|m|n|p|qu|rr|ss|t|v|x|z|br|dr|tr|dr|fr|gr|pr|tr|vr|bl|cl|fl|gl|pl|tl)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[cnl])(?=h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[bdfgptrv])(?=r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[bcfgpt])(?=l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=[aeio])(?=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=[^gq]u)(?=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=^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8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=[aeiou])(?=(ão)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=a)(?=[íú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(b|c|ç|d|f|gu|g|ch|nh|lh|j|m|n|p|q|qu|rr|ss|t|v|x|z|br|dr|tr|dr|fr|gr|pr|tr|vr|bl|cl|fl|gl|pl|tl)(a|e|i|o|u|ei|oi|ui|ao|au|eu|i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1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dfgptrv])(?=r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cfgpt])(?=l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3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s)(?=s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^[aeiou]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5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(b|c|ç|d|f|gu|g|ch|nh|lh|j|m|n|p|qu|rr|ss|t|v|x|z|br|dr|tr|dr|fr|gr|pr|tr|vr|bl|cl|fl|gl|pl|tl)ais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=a)(?=i[r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7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=[ieo])(?=[aeo]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8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=[bcçdfhjklmnpsrtvxwz]u)(?=a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(b|c|ç|d|f|gu|g|ch|nh|lh|j|m|n|p|qu|rr|ss|t|v|x|z|br|dr|tr|dr|fr|gr|pr|tr|vr|bl|cl|fl|gl|pl|tl)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dfgptrv])(?=r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1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cfgpt])(?=l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s)(?=s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3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^(ai|ei|oi|ui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(b|c|ç|d|f|gu|g|ch|nh|lh|j|m|n|p|qu|rr|ss|t|v|x|z|br|dr|tr|dr|fr|gr|pr|tr|vr|bl|cl|fl|gl|pl|tl)[aiou][m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5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^[hlrs][aiou][m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^(b|c|ç|d|f|gu|g|ch|j|m|n|p|qu|r|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7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(b|c|ç|d|f|gu|g|ch|nh|lh|j|l|m|n|p|qu|r|rr|s|ss|t|v|x|z|br|dr|tr|dr|fr|gr|pr|tr|vr|bl|cl|fl|gl|pl|tl)[i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8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4">
            <text:p>(?&lt;!ˈ.*)(?=(b|c|ç|d|f|gu|g|ch|nh|lh|j|m|n|p|qu|rr|ss|t|v|x|z|br|dr|tr|dr|fr|gr|pr|tr|vr|bl|cl|fl|gl|pl|tl)(a|e|i|o|u|ai|ei|oi|ui|ao|au|eu|iu|ou)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dfgptrv])(?=r(a|e|i|o|u|ai|ei|oi|ui|ao|au|eu|iu|ou)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cfgpt])(?=l(a|e|i|o|u|ai|ei|oi|ui|ao|au|eu|iu|ou)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1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s)(?=s(a|e|i|o|u|ai|ei|oi|ui|ao|au|eu|iu|ou)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cln])(?=h(a|e|i|o|u|ai|ei|oi|ui|ao|au|eu|iu|ou)(b|c|ç|d|f|gu|g|ch|nh|lh|j|l|m|n|p|qu|r|rr|s|ss|t|v|x|z|pr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3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4">
            <text:p>(?&lt;!ˈ.*)(?=(b|c|ç|d|f|gu|g|ch|nh|lh|j|m|n|p|qu|rr|ss|t|v|x|z|br|dr|tr|dr|fr|gr|pr|tr|vr|bl|cl|fl|gl|pl|tl)(a|e|i|o|u|ai|ei|oi|ui|ao|au|eu|iu|ou)[bcçdfgjlmnpqrstvxz](b|c|ç|d|f|gu|g|ch|nh|lh|j|m|n|p|qu|rr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(b|c|ç|d|f|gu|g|ch|nh|lh|j|m|n|p|qu|rr|ss|t|v|x|z|br|dr|tr|dr|fr|gr|pr|tr|vr|bl|cl|fl|gl|pl|tl)(a|e|i|o|u|ai|ei|oi|ui|ao|au|eu|iu|ou)[r][ls]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5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(b|c|ç|d|f|gu|g|ch|nh|lh|j|m|n|p|qu|rr|ss|t|v|x|z|br|dr|tr|dr|fr|gr|pr|tr|vr|bl|cl|fl|gl|pl|tl)(a|e|i|o|u|ai|ei|oi|ui|ao|au|eu|iu|ou)[l][rs]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(b|c|ç|d|f|gu|g|ch|nh|lh|j|m|n|p|qu|rr|ss|t|v|x|z|br|dr|tr|dr|fr|gr|pr|tr|vr|bl|cl|fl|gl|pl|tl)(a|e|i|o|u|ai|ei|oi|ui|ao|au|eu|iu|ou)[s][lr]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7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dfgptrv])(?=r(a|e|i|o|u|ai|ei|oi|ui|ao|au|eu|iu|ou)[bcçdfgjlmnpqrstvxz](b|c|ç|d|f|gu|g|ch|nh|lh|j|m|n|p|qu|rr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8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cfgpt])(?=l(a|e|i|o|u|ai|ei|oi|ui|ao|au|eu|iu|ou)[bcçdfgjlmnpqrstvxz](b|c|ç|d|f|gu|g|ch|nh|lh|j|m|n|p|qu|rr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s)(?=s(a|e|i|o|u|ai|ei|oi|ui|ao|au|eu|iu|ou)[bcçdfgjlmnpqrstvxz](b|c|ç|d|f|gu|g|ch|nh|lh|j|m|n|p|qu|rr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cln])(?=h(a|e|i|o|u|ai|ei|oi|ui|ao|au|eu|iu|ou)[lrs](b|c|ç|d|f|gu|g|ch|nh|lh|j|m|n|p|qu|rr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1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4">
            <text:p>(?&lt;!ˈ.*)(?=(b|c|ç|d|f|gu|g|ch|nh|lh|j|m|n|p|qu|rr|ss|t|v|x|z|br|dr|tr|dr|fr|gr|pr|tr|vr|bl|cl|fl|gl|pl|tl)[aeiou][mn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dfgptrv])(?=r[aeiou][mn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3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cfgpt])(?=l[aeiou][mn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s)(?=s[aeiou][mn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5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4">
            <text:p>(?&lt;!ˈ.*)(?=(b|c|ç|d|f|gu|g|ch|nh|lh|j|m|n|p|qu|rr|ss|t|v|x|z|br|dr|tr|dr|fr|gr|pr|tr|vr|bl|cl|fl|gl|pl|tl)[aeiou][mn][bcçdfgjlmnpqrstvxz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dfgptrv])(?=r[aeiou][mn][bcçdfgjlmnpqrstvxz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7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cfgpt])(?=l[aeiou][mn][bcçdfgjlmnpqrstvxz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8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s)(?=s[aeiou][mn][bcçdfgjlmnpqrstvxz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cln])(?=h[aeiou][mn][bcçdfgjlmnpqrstvxz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=(b|c|ç|d|f|gu|g|ch|nh|lh|j|m|n|p|qu|rr|ss|t|v|x|z|br|dr|tr|dr|fr|gr|pr|tr|vr|bl|cl|fl|gl|pl|tl)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1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dfgptrv])(?=r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[bcfgpt])(?=l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3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(?&lt;!ˈ.*)(?&lt;!s)(?=s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[cln])(?=h(a|e|i|o|u|ai|ei|oi|ui|ao|au|eu|iu|ou)[lrs](b|c|ç|d|f|gu|g|ch|nh|lh|j|m|n|p|qu|rr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=(b|c|ç|d|f|gu|g|ch|nh|lh|j|m|n|l|p|qu|rr|ss|t|v|x|z|br|dr|tr|dr|fr|gr|pr|tr|vr|bl|cl|fl|gl|pl|tl)[ieo]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[bdfgptrv])(?=r[ieo]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[pbtdcgfvr])(?=r[u]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[bcfgpt])(?=l[ieo]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[bcfgpt])(?=l[u]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s)(?=s[ieo]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s)(?=s[u]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=^(a|e|i|o|u|ai|ei|oi|ui|ao|au|eu|iu|ou)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=^(a|e|i|o|u|ai|ei|oi|ui|ao|au|eu|iu|ou)[bcçdfgjlmnpqrstvxz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=^[aeiou][mn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=[ieo])(?=[aeo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=[^gq]u)(?=[aeo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=[aeio])(?=[aeiou][mn](b|c|ç|d|f|gu|g|ch|nh|lh|j|l|m|n|p|qu|r|rr|s|ss|t|v|x|z|br|dr|tr|dr|fr|gr|pr|tr|vr|bl|cl|fl|gl|pl|tl)[aoe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ˈ.*)(?=(b|c|ç|d|f|gu|g|ch|nh|lh|j|m|n|p|qu|rr|ss|t|v|x|z|br|dr|tr|dr|fr|gr|pr|tr|vr|bl|cl|fl|gl|pl|tl)(a|e|i|o|u|ai|ei|oi|ui|ao|au|eu|iu|ou)(b|c|ç|d|f|gu|g|ch|nh|lh|j|l|m|n|p|qu|r|rr|s|s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[bdfgptrv])(?=r(a|e|i|o|u|ai|ei|oi|ui|ao|au|eu|iu|ou)(b|c|ç|d|f|gu|g|ch|nh|lh|j|l|m|n|p|qu|r|rr|s|s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[bcfgpt])(?=l(a|e|i|o|u|ai|ei|oi|ui|ao|au|eu|iu|ou)(b|c|ç|d|f|gu|g|ch|nh|lh|j|l|m|n|p|qu|r|rr|s|s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s)(?=s(a|e|i|o|u|ai|ei|oi|ui|ao|au|eu|iu|ou)(b|c|ç|d|f|gu|g|ch|nh|lh|j|l|m|n|p|qu|r|rr|s|s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![cln])(?=h(a|e|i|o|u|ai|ei|oi|ui|ao|au|eu|iu|ou)(b|c|ç|d|f|gu|g|ch|nh|lh|j|l|m|n|p|qu|r|rr|s|s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ˈ.*)(?=(b|c|ç|d|f|gu|g|ch|nh|lh|j|m|n|p|qu|rr|ss|t|v|x|z|br|dr|tr|dr|fr|gr|pr|tr|vr|bl|cl|fl|gl|pl|tl)(a|e|i|o|u|ai|ei|oi|ui|ao|au|eu|iu|ou)[lcrsx](b|c|ç|d|f|gu|g|ch|nh|lh|j|l|m|n|p|qu|r|rr|s|s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=^(a|e|i|o|u|ai|ei|oi|ui|ao|au|eu|iu|ou)(b|c|ç|d|f|gu|g|ch|nh|lh|j|l|m|n|p|qu|r|rr|s|s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=^[aeiou][n](b|c|ç|d|f|gu|g|ch|nh|lh|j|l|m|n|p|qu|r|rr|s|s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=^(a|e|i|o|u|ai|ei|oi|ui|ao|au|eu|iu|ou)[lcrsx](b|c|ç|d|f|gu|g|ch|nh|lh|j|l|m|n|p|qu|r|rr|s|s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&lt;=[ieo])(?=[aeo](b|c|ç|d|f|gu|g|ch|nh|lh|j|l|m|n|p|qu|r|rr|s|ss|t|v|x|z|br|dr|tr|dr|fr|gr|pr|tr|vr|bl|cl|fl|gl|pl|tl)(em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ˈ.*)(?=^(ah|oh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9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3"/>
          <table:table-cell table:number-columns-repeated="2" table:style-name="ce1"/>
          <table:table-cell table:number-columns-repeated="16380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number-rows-repeated="1048495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Leonor Martins</dc:creator>
    <dc:date>2025-11-19T12:57:32Z</dc:date>
  </office:meta>
</office:document-meta>
</file>